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Calibri1" svg:font-family="Calibri" style:font-family-generic="swiss"/>
    <style:font-face style:name="Segoe UI" svg:font-family="'Segoe UI'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paragraph-properties fo:text-align="center" style:justify-single-word="false"/>
      <style:text-properties fo:language="pl" fo:country="PL"/>
    </style:style>
    <style:style style:name="P3" style:family="paragraph" style:parent-style-name="Standard">
      <style:text-properties style:font-name="Calibri1" fo:language="pl" fo:country="PL"/>
    </style:style>
    <style:style style:name="P4" style:family="paragraph" style:parent-style-name="Standard">
      <style:paragraph-properties fo:text-align="start" style:justify-single-word="false"/>
      <style:text-properties style:font-name="Calibri1" fo:language="pl" fo:country="PL"/>
    </style:style>
    <style:style style:name="P5" style:family="paragraph" style:parent-style-name="Text_20_body">
      <style:text-properties fo:language="pl" fo:country="PL"/>
    </style:style>
    <style:style style:name="P6" style:family="paragraph" style:parent-style-name="Text_20_body">
      <style:paragraph-properties fo:text-align="start" style:justify-single-word="false"/>
      <style:text-properties fo:language="pl" fo:country="PL"/>
    </style:style>
    <style:style style:name="P7" style:family="paragraph" style:parent-style-name="Text_20_body">
      <style:text-properties style:font-name="Calibri1"/>
    </style:style>
    <style:style style:name="P8" style:family="paragraph" style:parent-style-name="Text_20_body">
      <style:text-properties style:font-name="Calibri1" fo:language="pl" fo:country="PL"/>
    </style:style>
    <style:style style:name="P9" style:family="paragraph" style:parent-style-name="Text_20_body">
      <style:paragraph-properties fo:text-align="center" style:justify-single-word="false"/>
      <style:text-properties style:font-name="Calibri1" fo:language="pl" fo:country="PL"/>
    </style:style>
    <style:style style:name="P10" style:family="paragraph" style:parent-style-name="Text_20_body">
      <style:paragraph-properties fo:text-align="start" style:justify-single-word="false"/>
      <style:text-properties style:font-name="Calibri1" fo:language="pl" fo:country="PL"/>
    </style:style>
    <style:style style:name="P11" style:family="paragraph" style:parent-style-name="Text_20_body">
      <style:text-properties style:font-name="Calibri" fo:language="pl" fo:country="PL"/>
    </style:style>
    <style:style style:name="P12" style:family="paragraph" style:parent-style-name="Text_20_body">
      <style:paragraph-properties fo:text-align="center" style:justify-single-word="false"/>
      <style:text-properties style:font-name="Calibri" fo:language="pl" fo:country="PL"/>
    </style:style>
    <style:style style:name="P13" style:family="paragraph" style:parent-style-name="Text_20_body">
      <style:paragraph-properties fo:text-align="center" style:justify-single-word="false"/>
      <style:text-properties style:font-name="Calibri2" fo:language="pl" fo:country="PL"/>
    </style:style>
    <style:style style:name="P14" style:family="paragraph" style:parent-style-name="Text_20_body">
      <style:paragraph-properties fo:text-align="start" style:justify-single-word="false"/>
      <style:text-properties style:font-name="Calibri2" fo:language="pl" fo:country="PL"/>
    </style:style>
    <style:style style:name="P15" style:family="paragraph" style:parent-style-name="Dialog">
      <style:text-properties style:font-name="Calibri1"/>
    </style:style>
    <style:style style:name="P16" style:family="paragraph" style:parent-style-name="Dialog">
      <style:text-properties style:font-name="Calibri1" fo:language="pl" fo:country="PL"/>
    </style:style>
    <style:style style:name="P17" style:family="paragraph" style:parent-style-name="Dialog">
      <style:paragraph-properties fo:text-align="center" style:justify-single-word="false"/>
      <style:text-properties style:font-name="Calibri1" fo:language="pl" fo:country="PL"/>
    </style:style>
    <style:style style:name="P18" style:family="paragraph" style:parent-style-name="Dialog">
      <style:text-properties fo:language="pl" fo:country="PL"/>
    </style:style>
    <style:style style:name="P19" style:family="paragraph" style:parent-style-name="Dialog">
      <style:text-properties style:font-name="Calibri" fo:language="pl" fo:country="PL"/>
    </style:style>
    <style:style style:name="P20" style:family="paragraph" style:parent-style-name="Dialog">
      <style:text-properties style:font-name="Calibri2" fo:language="pl" fo:country="PL"/>
    </style:style>
    <style:style style:name="P21" style:family="paragraph" style:parent-style-name="Text_20_body">
      <style:paragraph-properties fo:background-color="transparent">
        <style:background-image/>
      </style:paragraph-properties>
      <style:text-properties fo:language="pl" fo:country="PL"/>
    </style:style>
    <style:style style:name="P22" style:family="paragraph" style:parent-style-name="Endnote">
      <style:text-properties fo:language="pl" fo:country="PL"/>
    </style:style>
    <style:style style:name="P23" style:family="paragraph" style:parent-style-name="Text_20_body">
      <style:paragraph-properties fo:break-before="page"/>
      <style:text-properties style:font-name="Calibri1"/>
    </style:style>
    <style:style style:name="P24" style:family="paragraph" style:parent-style-name="Heading" style:master-page-name="Standard">
      <style:paragraph-properties style:page-number="auto"/>
      <style:text-properties fo:language="pl" fo:country="PL"/>
    </style:style>
    <style:style style:name="P25" style:family="paragraph" style:parent-style-name="Heading_20_2">
      <style:text-properties fo:language="pl" fo:country="PL"/>
    </style:style>
    <style:style style:name="P26" style:family="paragraph" style:parent-style-name="Heading_20_2">
      <style:text-properties style:font-name="Calibri1"/>
    </style:style>
    <style:style style:name="P27" style:family="paragraph" style:parent-style-name="Heading_20_2">
      <style:paragraph-properties fo:break-before="page"/>
      <style:text-properties fo:language="pl" fo:country="PL"/>
    </style:style>
    <style:style style:name="P28" style:family="paragraph" style:parent-style-name="Heading_20_2" style:list-style-name="WWNum4">
      <style:paragraph-properties fo:break-before="page"/>
      <style:text-properties fo:language="pl" fo:country="PL"/>
    </style:style>
    <style:style style:name="P29" style:family="paragraph" style:parent-style-name="Heading_20_3">
      <style:text-properties fo:language="pl" fo:country="PL"/>
    </style:style>
    <style:style style:name="P30" style:family="paragraph" style:parent-style-name="List_20_Paragraph" style:list-style-name="WWNum1">
      <style:text-properties fo:language="pl" fo:country="PL"/>
    </style:style>
    <style:style style:name="P31" style:family="paragraph" style:parent-style-name="List_20_Paragraph" style:list-style-name="WWNum2">
      <style:text-properties fo:language="pl" fo:country="PL"/>
    </style:style>
    <style:style style:name="P32" style:family="paragraph" style:parent-style-name="Endnote">
      <style:text-properties fo:language="pl" fo:country="PL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style:font-name="Calibri1"/>
    </style:style>
    <style:style style:name="T4" style:family="text">
      <style:text-properties style:font-name="Calibri1" fo:background-color="transparent"/>
    </style:style>
    <style:style style:name="T5" style:family="text">
      <style:text-properties style:font-name="Calibri1" fo:font-style="italic" style:font-style-asian="italic"/>
    </style:style>
    <style:style style:name="T6" style:family="text">
      <style:text-properties style:font-name="Calibri1" fo:font-style="italic" style:font-style-asian="italic" style:font-style-complex="italic"/>
    </style:style>
    <style:style style:name="T7" style:family="text">
      <style:text-properties style:font-name="Calibri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>
      <style:text-properties style:font-name="Calibri2"/>
    </style:style>
    <style:style style:name="T11" style:family="text">
      <style:text-properties style:font-name="Calibri2" fo:background-color="transparent"/>
    </style:style>
    <style:style style:name="T12" style:family="text">
      <style:text-properties fo:font-weight="bold" style:font-weight-asian="bold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Dynastia Sobieskich – tom II, „Pola Chwa<text:span text:style-name="T15">ł</text:span><text:span text:style-name="T16">y</text:span>”</text:p>
      <text:list xml:id="list8288804515907067979" text:style-name="Outline">
        <text:list-item>
          <text:h text:style-name="Heading_20_2" text:outline-level="1"/>
        </text:list-item>
      </text:list>
      <text:p text:style-name="P7"/>
      <text:p text:style-name="P7">Na jesieni 1674 roku w ca<text:span text:style-name="T3">ł</text:span>ej Rzeczypospolitej ludzie dyskutowali nad znakiem niezwyk<text:span text:style-name="T3">ł</text:span>ym, <text:span text:style-name="T3">ż</text:span>e oto nie tylko bociany i insze letnie ptaki, lecz tak<text:span text:style-name="T3">ż</text:span>e kruki i wrony na po<text:span text:style-name="T3">ł</text:span>udnie odlatywa<text:span text:style-name="T3">ł</text:span>y. Obawiano si<text:span text:style-name="T3">ę</text:span> powszechnie, i<text:span text:style-name="T3">ż</text:span> ci<text:span text:style-name="T3">ęż</text:span>k<text:span text:style-name="T3">ą</text:span> zim<text:span text:style-name="T3">ę to zapowiada, jednak ptaki te żarłoczne nie do ciepłych krajów, lecz tylko na Podole się udawały. Spodziewały się tam bowiem, <text:s/></text:span>zadziwiaj<text:span text:style-name="T3">ą</text:span>cym instynktem czy te<text:span text:style-name="T3">ż</text:span> wol<text:span text:style-name="T3">ą</text:span> Bosk<text:span text:style-name="T3">ą</text:span> prowadzone, wielkich pochod<text:span text:style-name="T3">ó</text:span>w wojskowych i bitew walnych.</text:p>
      <text:p text:style-name="P7">Su<text:span text:style-name="T3">ł</text:span>tan turecki i jego doradcy wojskowi w Konstantynopolu r<text:span text:style-name="T3">ó</text:span>wnie<text:span text:style-name="T3">ż</text:span> o walkach na Podolu my<text:span text:style-name="T3">ś</text:span>leli. Rozejm z Rzeczpospolit<text:span text:style-name="T3">ą</text:span> by<text:span text:style-name="T3">ł</text:span> w oczywisty spos<text:span text:style-name="T3">ó</text:span>b tymczasowy, Polacy na pewno o Kamie<text:span text:style-name="T3">ń</text:span>cu nie zapomn<text:span text:style-name="T3">ą</text:span>. Wiosenna ofensywa wojsk tureckich przeciwko Rosji zako<text:span text:style-name="T3">ń</text:span>czy<text:span text:style-name="T3">ł</text:span>a si<text:span text:style-name="T3">ę klęską. Na rozległych pustkowiach na lewym brzegu Dniepru, które kiedyś były województwem kijowskim, a do których teraz rościł sobie prawo władca Moskwy, oddziały sułtańskie rozpłynęły się, nie znajdując ani wroga, ani łupu, ani chwały bitewnej, ani co gorsza spyży. Wojsko zgłodniało, zmarniało, straciło cały zapał i dyscyplinę - tę okazję na pewno wykorzysta Lew Lechistanu</text:span><text:span text:style-name="T3"><text:note text:id="ftn0" text:note-class="endnote"><text:note-citation>1</text:note-citation><text:note-body><text:p text:style-name="P22">Tak po kampanii 1672 roku Tatarzy i Turcy nazywali Jana Sobieskiego.</text:p></text:note-body></text:note></text:span><text:span text:style-name="T3">.</text:span></text:p>
      <text:p text:style-name="P7">Francuscy doradcy su<text:span text:style-name="T3">ł</text:span>tana, tak ochoczo go do wojny z Rosj<text:span text:style-name="T3">ą</text:span> namawiaj<text:span text:style-name="T3">ą</text:span>cy, teraz nabrali wody w usta. Nic o gotowo<text:span text:style-name="T3">ś</text:span>ci bojowej Lach<text:span text:style-name="T3">ó</text:span>w m<text:span text:style-name="T3">ó</text:span>wi<text:span text:style-name="T3">ć</text:span> nie chcieli, wi<text:span text:style-name="T3">ę</text:span>cej, do rozm<text:span text:style-name="T3">ó</text:span>w pokojowych namawiali, do zwrotu Polakom Kamie<text:span text:style-name="T3">ń</text:span>ca nawet przekonuj<text:span text:style-name="T3">ą</text:span>c. Przekl<text:span text:style-name="T3">ę</text:span>ci giaurzy, poradzi sobie su<text:span text:style-name="T3">ł</text:span>tan i bez ich rad. Przecie<text:span text:style-name="T3">ż</text:span> tam, gdzie szatndar Proroka raz zosta<text:span text:style-name="T3">ł</text:span> zatkni<text:span text:style-name="T3">ę</text:span>ty, su<text:span text:style-name="T3">ł</text:span>ta<text:span text:style-name="T3">ń</text:span>ska w<text:span text:style-name="T3">ł</text:span>adza pozosta<text:span text:style-name="T3">ć</text:span> musi na wieki. Przeto zwo<text:span text:style-name="T3">ł</text:span>a<text:span text:style-name="T3">ł</text:span> su<text:span text:style-name="T3">ł</text:span>tan dow<text:span text:style-name="T3">ó</text:span>dc<text:span text:style-name="T3">ó</text:span>w, wezwa<text:span text:style-name="T3">ł</text:span> wojska jakie mu pozosta<text:span text:style-name="T3">ł</text:span>y, wystawi<text:span text:style-name="T3">ć</text:span> kaza<text:span text:style-name="T3">ł</text:span> nowe, by na odsiecz Kamie<text:span text:style-name="T3">ń</text:span>cowi od spodziewanego ataku Polak<text:span text:style-name="T3">ó</text:span>w je wys<text:span text:style-name="T3">ł</text:span>a<text:span text:style-name="T3">ć</text:span>. Pop<text:span text:style-name="T3">ł</text:span>yn<text:span text:style-name="T3">ęł</text:span>y zatem nawo<text:span text:style-name="T3">ł</text:span>ywania muezin<text:span text:style-name="T3">ó</text:span>w, pop<text:span text:style-name="T3">ł</text:span>yn<text:span text:style-name="T3">ęł</text:span>y rozkazy basz<text:span text:style-name="T3">ó</text:span>w, pop<text:span text:style-name="T3">ł</text:span>yn<text:span text:style-name="T3">ęł</text:span>y te<text:span text:style-name="T3">ż</text:span> pieni<text:span text:style-name="T3">ą</text:span>dze, i wojska gromadzi<text:span text:style-name="T3">ć</text:span> si<text:span text:style-name="T3">ę</text:span> pocz<text:span text:style-name="T3">ęł</text:span>y.</text:p>
      <text:p text:style-name="P7">R<text:span text:style-name="T3">ó</text:span>wnie<text:span text:style-name="T3">ż</text:span> do Tatar<text:span text:style-name="T3">ó</text:span>w w Bia<text:span text:style-name="T3">ł</text:span>ogrodzie wezwanie su<text:span text:style-name="T3">ł</text:span>tana dotar<text:span text:style-name="T3">ł</text:span>o, z niewielkim odzewem si<text:span text:style-name="T3">ę</text:span> jednak spotka<text:span text:style-name="T3">ł</text:span>o. Zbyt <text:span text:style-name="T3">ś</text:span>wie<text:span text:style-name="T3">ż</text:span>a by<text:span text:style-name="T3">ł</text:span>a pami<text:span text:style-name="T3">ęć</text:span> pogromu pod Niemirowem, zbyt wielkie nadzieje na pok<text:span text:style-name="T3">ó</text:span>j i handel z Lechistanem. Chan zwo<text:span text:style-name="T3">ł</text:span>a<text:span text:style-name="T3">ł</text:span> więc starszych, aby oni podj<text:span text:style-name="T3">ę</text:span>li decyzj<text:span text:style-name="T3">ę</text:span> - odmown<text:span text:style-name="T3">ą</text:span> zapewne - i pomogli zredagowa<text:span text:style-name="T3">ć</text:span> odpowied<text:span text:style-name="T3">ź</text:span> wymijaj<text:span text:style-name="T3">ą</text:span>c<text:span text:style-name="T3">ą</text:span> su<text:span text:style-name="T3">ł</text:span>tanowi. Med<text:span text:style-name="T3">ż</text:span>i Gerej s<text:span text:style-name="T3">ł</text:span>ucha<text:span text:style-name="T3">ł</text:span> teraz, jak na wiecu przemawia<text:span text:style-name="T3">ł</text:span> jego ojciec, na wszelkie mo<text:span text:style-name="T3">ż</text:span>liwe sposoby argumentuj<text:span text:style-name="T3">ą</text:span>c, i<text:span text:style-name="T3">ż</text:span> Islam religi<text:span text:style-name="T3">ą</text:span> pokoju jest. Koran wszak nakazuje mi<text:span text:style-name="T3">ł</text:span>owa<text:span text:style-name="T3">ć</text:span> Ludy Ksi<text:span text:style-name="T3">ę</text:span>gi, prawie <text:span text:style-name="T3">ż</text:span>e braci w wierze. Godzi si<text:span text:style-name="T3">ę</text:span> handlowa<text:span text:style-name="T3">ć</text:span> nawet z niewiernymi, bogaci<text:span text:style-name="T3">ć</text:span> si<text:span text:style-name="T3">ę</text:span> i tym bogactwem Boga Jedynego rozs<text:span text:style-name="T3">ł</text:span>awia<text:span text:style-name="T3">ć</text:span>, miast na zgub<text:span text:style-name="T3">ę</text:span> pewn<text:span text:style-name="T3">ą</text:span> m<text:span text:style-name="T3">ł</text:span>odzie<text:span text:style-name="T3">ń</text:span>c<text:span text:style-name="T3">ó</text:span>w, dobytek i konie nawet wystawia<text:span text:style-name="T3">ć</text:span>.</text:p>
      <text:p text:style-name="P7">Med<text:span text:style-name="T3">ż</text:span>i wr<text:span text:style-name="T3">ó</text:span>ci<text:span text:style-name="T3">ł</text:span> do baraku niedaloko nabrze<text:span text:style-name="T3">ż</text:span>a, gdzie wraz z bra<text:span text:style-name="T3">ć</text:span>mi wysy<text:span text:style-name="T3">ł</text:span>k<text:span text:style-name="T3">ę</text:span> towaru przygotowywa<text:span text:style-name="T3">ł</text:span>. By<text:span text:style-name="T3">ł</text:span>y to siod<text:span text:style-name="T3">ł</text:span>a z Gruzji, kt<text:span text:style-name="T3">ó</text:span>re obijali w tkanin<text:span text:style-name="T3">ę</text:span> persk<text:span text:style-name="T3">ą</text:span>, kt<text:span text:style-name="T3">ó</text:span>ra tak naprawd<text:span text:style-name="T3">ę</text:span> z Salonik pochodzi<text:span text:style-name="T3">ł</text:span>a, a nast<text:span text:style-name="T3">ę</text:span>pnie sprzedawali z du<text:span text:style-name="T3">ż</text:span>ym zyskiem bejom tureckim i tatarskim. Teraz popyt na siod<text:span text:style-name="T3">ł</text:span>a te musia<text:span text:style-name="T3">ł</text:span> wzrosn<text:span text:style-name="T3">ąć</text:span>, a <text:span text:style-name="T3">ż</text:span>e pogoda dopisywa<text:span text:style-name="T3">ł</text:span>a -chwa<text:span text:style-name="T3">ł</text:span>a Allachowi mi<text:span text:style-name="T3">ł</text:span>o<text:span text:style-name="T3">ś</text:span>ciwemu - i statki z Gruzji mog<text:span text:style-name="T3">ł</text:span>y bezpiecznie p<text:span text:style-name="T3">ł</text:span>yn<text:span text:style-name="T3">ąć</text:span> wzd<text:span text:style-name="T3">ł</text:span>u<text:span text:style-name="T3">ż</text:span> po<text:span text:style-name="T3">ł</text:span>udniowego wybrze<text:span text:style-name="T3">ża Morza Czarnego, spodziewano się pokaźnych przychodów.</text:span></text:p>
      <text:p text:style-name="P7">Jednak z innych prowincji imperium przybywały wojska sułtańskie. Ściągały świeże oddziały świetnej kawalerii z Anatolii, Mezopotamii i z Węgier, a także Arabowie na wielbłądach. Pokorni chłopi egipscy byli zmieniani w karnych piechurów i przeprawiani przez morze okrętami. Wioślarzami tych okrętów byli chrześcijańscy niewolnicy, także z polskich terenów pobrani, </text:p>
      <text:p text:style-name="P7"/>
      <text:p text:style-name="P7">Peter maszeruje wraz piechota</text:p>
      <text:p text:style-name="P7"/>
      <text:p text:style-name="P7">Ostrowski i Starczynski komentuja wyprawe na Poznan</text:p>
      <text:p text:style-name="P7"><text:soft-page-break/></text:p>
      <text:p text:style-name="P7"/>
      <text:p text:style-name="P15"/>
      <text:p text:style-name="P15"/>
      <text:p text:style-name="P15"/>
      <text:p text:style-name="P15"/>
      <text:p text:style-name="P15"><text:s/></text:p>
      <text:p text:style-name="P3">Po zakonczeniu wojny z Turcja:</text:p>
      <text:p text:style-name="P3"/>
      <text:p text:style-name="P3">Peter wmieszał się pomiędzy dragonów Jabłonowskiego, i wreszcie usłyszał, jak wojewoda cicho mówił: „wojnę z Turkiem na tem zakończymy. Potem handel ruszy, Dniestrowy handel z Bakczysarajem, Białogrodem i dalej. Jak kiedyś, albo i lepiej, jeśli cesarskich do handlu nie dopuścimy...” Handel, pomyślał Peter, Polacy chcą dawne szlaki handlowe wielkimi rzekami wschodu wskrzesić... Peter postanowił przy tym być.</text:p>
      <text:p text:style-name="P3"/>
      <text:p text:style-name="P3">Wozy zaprzężone w woły jechały wzdłuż Dniepru. Ich ładunek zadziwiał woźniców. Były to jakieś beczki, jakieś drągi, zwoje płótna, a także stosy desek dość długich. Co kilka dni dowódca całego tego pochodu, jakiś młody porucznik, zatrymywał pochód i kazał budować szopę, w której zostawiali część dziwnego ładun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Calibri1" svg:font-family="Calibri" style:font-family-generic="swiss"/>
    <style:font-face style:name="Segoe UI" svg:font-family="'Segoe UI'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3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9cm"/>
      <style:text-properties fo:language="pl" fo:country="PL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Revision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3" style:font-size-complex="8pt"/>
    </style:style>
    <style:style style:name="Dialog" style:family="paragraph" style:parent-style-name="Text_20_body" style:default-outline-level="" style:list-style-name="" style:class="text">
      <style:paragraph-properties fo:margin-top="0cm" fo:margin-bottom="0cm"/>
      <style:text-properties style:font-name="Calibri1" fo:language="pl" fo:country="PL"/>
    </style:style>
    <style:style style:name="List_20_Bullet" style:display-name="List Bullet" style:family="paragraph" style:parent-style-name="Standard" style:default-outline-level="" style:list-style-name="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3" style:font-size-complex="8pt"/>
    </style:style>
    <style:style style:name="ListLabel_20_1" style:display-name="ListLabel 1" style:family="text">
      <style:text-properties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text:style-name="Numbering_20_Symbols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 text:consecutive-numbering="true">
      <text:list-level-style-number text:level="1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zeciecki, Mikolaj</meta:initial-creator>
    <meta:editing-cycles>694</meta:editing-cycles>
    <meta:creation-date>2014-08-22T08:05:00</meta:creation-date>
    <dc:date>2016-01-03T14:21:09.20</dc:date>
    <meta:editing-duration>P67DT15H45M5S</meta:editing-duration>
    <meta:generator>OpenOffice/4.1.1$Win32 OpenOffice.org_project/411m6$Build-9775</meta:generator>
    <dc:creator>Mikolaj Trzeciecki</dc:creator>
    <meta:document-statistic meta:table-count="0" meta:image-count="0" meta:object-count="0" meta:page-count="3" meta:paragraph-count="14" meta:word-count="616" meta:character-count="4238"/>
    <meta:user-defined meta:name="AppVersion">14.0000</meta:user-defined>
    <meta:user-defined meta:name="Company">Zühlke Technology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